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cm" fo:margin-bottom="0cm"/>
      <style:text-properties fo:background-color="transparent"/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Text_20_body">
      <style:paragraph-properties fo:margin-top="0.42cm" fo:margin-bottom="0.21cm"/>
      <style:text-properties style:font-name="Arial1" fo:font-size="16pt" fo:font-weight="bold"/>
    </style:style>
    <style:style style:name="P7" style:family="paragraph" style:parent-style-name="Heading_20_1">
      <style:paragraph-properties fo:margin-top="0cm" fo:margin-bottom="0.499cm"/>
    </style:style>
    <style:style style:name="P8" style:family="paragraph" style:parent-style-name="Heading_20_2">
      <style:text-properties fo:background-color="transparent"/>
    </style:style>
    <style:style style:name="P9" style:family="paragraph" style:parent-style-name="Text_20_body">
      <style:text-properties fo:background-color="transparent"/>
    </style:style>
    <style:style style:name="P10" style:family="paragraph" style:parent-style-name="Text_20_body">
      <style:paragraph-properties fo:margin-top="0cm" fo:margin-bottom="0cm"/>
      <style:text-properties fo:background-color="transparent"/>
    </style:style>
    <style:style style:name="P11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12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master-page-name="HTML">
      <style:paragraph-properties style:page-number="auto"/>
      <style:text-properties style:font-name="Arial1" fo:font-size="16pt" fo:font-weight="bold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style="italic" fo:font-weight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4"/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4"><text:a xlink:type="simple" xlink:href="#1.1%20–%20Introduction.%7Coutline" text:style-name="Internet_20_link" text:visited-style-name="Internet_20_link">1 – Introduction.</text:a></text:p>
              <text:p text:style-name="P5"><text:a xlink:type="simple" xlink:href="#1.1.1.1%20-%20Description%7Coutline" text:style-name="Internet_20_link" text:visited-style-name="Internet_20_link">1.1 - Description</text:a></text:p>
              <text:p text:style-name="P5"><text:a xlink:type="simple" xlink:href="#1.3.1.2%20-%20Technical%20overview.%7Coutline" text:style-name="Internet_20_link" text:visited-style-name="Internet_20_link">1.2 - Technical overview.</text:a></text:p>
            </text:index-body>
          </text:table-of-content>
          <text:p text:style-name="P6"/>
        </text:section>
      </text:section>
      <text:h text:style-name="P7" text:outline-level="1">Introduction.</text:h>
      <text:h text:style-name="Heading_20_2" text:outline-level="2">Description</text:h>
      <text:p text:style-name="P1"><text:span text:style-name="T4">Eeschema</text:span> is powerful schematic capture software, available under the <text:span text:style-name="T1">following </text:span>operating systems :</text:p>
      <text:p text:style-name="P1"/>
      <text:list text:style-name="L1">
        <text:list-item>
          <text:p text:style-name="P11">LINUX</text:p>
        </text:list-item>
        <text:list-item>
          <text:p text:style-name="P13">WINDOWS <text:span text:style-name="T1">XP</text:span>/2000</text:p>
        </text:list-item>
      </text:list>
      <text:p text:style-name="P1"/>
      <text:p text:style-name="P3">Whatever the system used, the generated files are completely compatible from one system to another.</text:p>
      <text:p text:style-name="P3"><text:span text:style-name="T3">Eeschema</text:span> is “integrated” software because all of the functions of drawing, control, layout, library management and access to the PCB design software are carried out from within Eeschema.</text:p>
      <text:p text:style-name="P3">It also allows <text:span text:style-name="T3">hierarchical </text:span>drawings, using <text:span text:style-name="T3">multi-sheets diagrams </text:span>.</text:p>
      <text:p text:style-name="P3">It is intended to work with printed circuit software such as <text:span text:style-name="T3">PCBNEW</text:span>, to which it will provide the <text:span text:style-name="T5">Netlist</text:span> file, which describes the electrical connections of the PCB to design.</text:p>
      <text:p text:style-name="P3">Eeschema also integrates a component editor which allows the creation, editing, and visualization of components, as well as the handling of the symbol libraries (Import, export, addition and deletion of library components).</text:p>
      <text:p text:style-name="P1"/>
      <text:p text:style-name="P3">Eeschema also integrates the following additional but essential functions needed for modern schematic capture software :</text:p>
      <text:p text:style-name="P1"/>
      <text:list text:style-name="L2">
        <text:list-item>
          <text:p text:style-name="P12">Design rules check (<text:span text:style-name="T5">D.R.C.</text:span>) for the automatic control of incorrect connections, the inputs of components left unconnected…</text:p>
        </text:list-item>
        <text:list-item>
          <text:p text:style-name="P12">Generation of the layout files in format POSTSCRIPT or HPGL</text:p>
        </text:list-item>
        <text:list-item>
          <text:p text:style-name="P12">Generation of the layout files on a local printer.</text:p>
        </text:list-item>
        <text:list-item>
          <text:p text:style-name="P12">Bill of Materials generation.</text:p>
        </text:list-item>
        <text:list-item>
          <text:p text:style-name="P12"><text:span text:style-name="T5">Netlist</text:span> generation for PCB layout or simulation software.</text:p>
        </text:list-item>
      </text:list>
      <text:h text:style-name="P8" text:outline-level="2">Technical overview.</text:h>
      <text:p text:style-name="P3">This 32 bit software is limited only by the memory size available.</text:p>
      <text:p text:style-name="P3">There is thus no real limitation to the component count, number of component pins, connections, sheets…</text:p>
      <text:p text:style-name="P3">Eeschema allows simple or multi sheet diagrams.</text:p>
      <text:p text:style-name="P3">In the case of multi sheets diagrams, the representation is hierarchical, and the access to each sheet is then immediate.</text:p>
      <text:p text:style-name="P3">Eeschema can uses for <text:s/>multi sheet diagrams:</text:p>
      <text:p text:style-name="P3">Simple hierarchies ( each diagram is used only once)</text:p>
      <text:p text:style-name="P3">Complex hierarchies ( some diagram is used more than once (multiple instances) )</text:p>
      <text:p text:style-name="P3">Flat hierarchies ( some diagrams not explicitly connected in a master diagram)</text:p>
      <text:p text:style-name="P3"/>
      <text:p text:style-name="P9">The maximum size of the drawings is always adjustable from A4 format to A0 and from A to E format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" fo:font-size="12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1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4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paragraph-properties fo:margin-top="0cm" fo:margin-bottom="0cm"/>
      <style:text-properties fo:font-weight="bold"/>
    </style:style>
    <style:style style:name="P2" style:family="paragraph" style:parent-style-name="Text_20_body">
      <style:paragraph-properties fo:margin-top="0cm" fo:margin-bottom="0cm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<text:span text:style-name="T1">Eeschema</text:span>: Presentation</text:p>
        <text:p text:style-name="Text_20_body"/>
      </style:header>
      <style:footer>
        <text:p text:style-name="P2"><text:span text:style-name="T2">Presentation Page 1 -</text:span> <text:page-number text:select-page="current"/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Eeschema, chap1: Presentation</dc:title>
    <meta:initial-creator>IUT</meta:initial-creator>
    <meta:creation-date>1996-01-27T13:47:00</meta:creation-date>
    <dc:creator>jean-pierre Charras</dc:creator>
    <dc:date>2008-05-07T12:21:17</dc:date>
    <dc:language>fr-FR</dc:language>
    <meta:editing-cycles>5</meta:editing-cycles>
    <meta:editing-duration>PT9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322" meta:character-count="2152"/>
  </office:meta>
</office:document-meta>
</file>